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4.5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4.32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47cm" fo:min-width="1.47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74cm" fo:min-width="1.118cm"/>
    </style:style>
    <style:style style:name="gr5" style:family="graphic" style:parent-style-name="standard">
      <style:graphic-properties draw:fill-color="#ffffff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2cm" fo:min-width="4.32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48cm" fo:min-width="1.47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48cm" fo:min-width="2.01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998cm" fo:min-width="0.774cm"/>
    </style:style>
    <style:style style:name="gr10" style:family="graphic" style:parent-style-name="standard">
      <style:graphic-properties draw:fill-color="#ffffff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12cm" fo:min-width="0.26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47cm" fo:min-width="1.65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47cm" fo:min-width="1.83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8" draw:id="id8" draw:layer="layout" svg:width="5.08cm" svg:height="1.27cm" svg:x="19.304cm" svg:y="8.366cm">
          <text:p text:style-name="P1">Menü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826cm" svg:height="1.524cm" svg:x="3.048cm" svg:y="2.032cm">
          <text:p text:style-name="P1">Speisen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794cm" svg:height="1.016cm" svg:x="2.794cm" svg:y="4.064cm">
          <text:p text:style-name="P1">Herkun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2.286cm" svg:height="1.022cm" svg:x="2.794cm" svg:y="5.328cm">
          <text:p text:style-name="P1">An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2.794cm" svg:y1="4.572cm" svg:x2="3.048cm" svg:y2="2.794cm" draw:start-shape="id1" draw:start-glue-point="6" draw:end-shape="id2" draw:end-glue-point="3" svg:d="M2794 4572h-501v-1778h755" svg:viewBox="0 0 756 1779">
          <text:p/>
        </draw:connector>
        <draw:connector draw:style-name="gr5" draw:text-style-name="P2" draw:layer="layout" svg:x1="2.794cm" svg:y1="5.839cm" svg:x2="3.048cm" svg:y2="2.794cm" draw:start-shape="id3" draw:start-glue-point="6" draw:end-shape="id2" draw:end-glue-point="3" svg:d="M2794 5839h-501v-3045h755" svg:viewBox="0 0 756 3046">
          <text:p/>
        </draw:connector>
        <draw:custom-shape draw:style-name="gr6" draw:text-style-name="P2" xml:id="id5" draw:id="id5" draw:layer="layout" svg:width="4.826cm" svg:height="1.27cm" svg:x="22.098cm" svg:y="1.27cm">
          <text:p text:style-name="P1">Zutaten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08cm" svg:height="1.27cm" svg:x="2.032cm" svg:y="8.366cm">
          <text:p text:style-name="P1">Anlass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794cm" svg:height="1.016cm" svg:x="23.368cm" svg:y="3.556cm">
          <text:p text:style-name="P1">Herkun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1" draw:id="id11" draw:layer="layout" svg:width="2.794cm" svg:height="1.27cm" svg:x="1.778cm" svg:y="10.16cm">
          <text:p text:style-name="P1">Hochz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2" draw:id="id12" draw:layer="layout" svg:width="3.556cm" svg:height="1.27cm" svg:x="1.778cm" svg:y="11.684cm">
          <text:p text:style-name="P1">Geburtst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23.368cm" svg:y1="4.064cm" svg:x2="24.511cm" svg:y2="2.54cm" draw:start-shape="id4" draw:start-glue-point="6" draw:end-shape="id5" draw:end-glue-point="2" svg:d="M23368 4064h-501v-1016h1644v-508" svg:viewBox="0 0 1645 1525">
          <text:p/>
        </draw:connector>
        <draw:custom-shape draw:style-name="gr9" draw:text-style-name="P2" xml:id="id7" draw:id="id7" draw:layer="layout" svg:width="2.548cm" svg:height="2.494cm" svg:x="11.93cm" svg:y="7.774cm">
          <text:p text:style-name="P1">hab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7.112cm" svg:y1="9.001cm" svg:x2="11.93cm" svg:y2="9.021cm" draw:start-shape="id6" draw:start-glue-point="1" draw:end-shape="id7" svg:d="M7112 9001h2409v20h2409" svg:viewBox="0 0 4819 21">
          <text:p text:style-name="P1">1</text:p>
          <text:p text:style-name="P1"/>
        </draw:connector>
        <draw:connector draw:style-name="gr10" draw:text-style-name="P2" draw:layer="layout" svg:x1="14.478cm" svg:y1="9.021cm" svg:x2="19.304cm" svg:y2="9.001cm" draw:start-shape="id7" draw:start-glue-point="7" draw:end-shape="id8" svg:d="M14478 9021h2414v-20h2412" svg:viewBox="0 0 4827 21">
          <text:p text:style-name="P1">n</text:p>
          <text:p text:style-name="P1"/>
        </draw:connector>
        <draw:custom-shape draw:style-name="gr11" draw:text-style-name="P2" xml:id="id9" draw:id="id9" draw:layer="layout" svg:width="1.524cm" svg:height="1.524cm" svg:x="12.592cm" svg:y="5.088cm">
          <text:p text:style-name="P1">h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7.874cm" svg:y1="2.794cm" svg:x2="12.592cm" svg:y2="5.85cm" draw:start-shape="id2" draw:start-glue-point="1" draw:end-shape="id9" svg:d="M7874 2794h2359v3056h2359" svg:viewBox="0 0 4719 3057">
          <text:p text:style-name="P1">n <text:s text:c="2"/></text:p>
        </draw:connector>
        <draw:connector draw:style-name="gr10" draw:text-style-name="P2" draw:layer="layout" svg:x1="14.116cm" svg:y1="5.85cm" svg:x2="21.844cm" svg:y2="8.366cm" draw:start-shape="id9" draw:start-glue-point="7" draw:end-shape="id8" draw:end-glue-point="0" svg:d="M14116 5850h7728v2516" svg:viewBox="0 0 7729 2517">
          <text:p text:style-name="P1"><text:s text:c="40"/>m</text:p>
        </draw:connector>
        <draw:custom-shape draw:style-name="gr11" draw:text-style-name="P2" xml:id="id10" draw:id="id10" draw:layer="layout" svg:width="1.524cm" svg:height="1.524cm" svg:x="12.7cm" svg:y="2.032cm">
          <text:p text:style-name="P1">h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7.874cm" svg:y1="2.794cm" svg:x2="12.7cm" svg:y2="2.794cm" draw:start-shape="id2" draw:start-glue-point="1" draw:end-shape="id10" draw:end-glue-point="5" svg:d="M7874 2794h4826" svg:viewBox="0 0 4827 1">
          <text:p text:style-name="P1"><text:s text:c="9"/>n</text:p>
        </draw:connector>
        <draw:connector draw:style-name="gr5" draw:text-style-name="P2" draw:layer="layout" svg:x1="14.224cm" svg:y1="2.794cm" svg:x2="22.098cm" svg:y2="1.905cm" draw:start-shape="id10" draw:start-glue-point="7" draw:end-shape="id5" draw:end-glue-point="3" svg:d="M14224 2794h3938v-889h3936" svg:viewBox="0 0 7875 890">
          <text:p/>
        </draw:connector>
        <draw:connector draw:style-name="gr5" draw:text-style-name="P2" draw:layer="layout" svg:x1="1.778cm" svg:y1="10.795cm" svg:x2="2.032cm" svg:y2="9.001cm" draw:start-shape="id11" draw:start-glue-point="6" draw:end-shape="id6" draw:end-glue-point="3" svg:d="M1778 10795h-501v-1794h755" svg:viewBox="0 0 756 1795">
          <text:p/>
        </draw:connector>
        <draw:connector draw:style-name="gr5" draw:text-style-name="P2" draw:layer="layout" svg:x1="1.778cm" svg:y1="12.319cm" svg:x2="2.032cm" svg:y2="9.001cm" draw:start-shape="id12" draw:start-glue-point="6" draw:end-shape="id6" draw:end-glue-point="3" svg:d="M1778 12319h-501v-3318h755" svg:viewBox="0 0 756 3319">
          <text:p/>
        </draw:connector>
        <draw:custom-shape draw:style-name="gr3" draw:text-style-name="P2" xml:id="id13" draw:id="id13" draw:layer="layout" svg:width="2.794cm" svg:height="1.016cm" svg:x="21.59cm" svg:y="10.414cm">
          <text:p text:style-name="P1">Menü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24.384cm" svg:y1="9.001cm" svg:x2="24.384cm" svg:y2="10.922cm" draw:start-shape="id8" draw:start-glue-point="1" draw:end-shape="id13" draw:end-glue-point="10" svg:d="M24384 9001h502v1921h-502" svg:viewBox="0 0 503 1922">
          <text:p/>
        </draw:connector>
        <draw:custom-shape draw:style-name="gr12" draw:text-style-name="P2" xml:id="id14" draw:id="id14" draw:layer="layout" svg:width="3.048cm" svg:height="1.016cm" svg:x="23.368cm" svg:y="4.826cm">
          <text:p text:style-name="P1">Zutaten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line-skew="-0.635cm" svg:x1="24.511cm" svg:y1="2.54cm" svg:x2="23.368cm" svg:y2="5.334cm" draw:start-shape="id5" draw:start-glue-point="2" draw:end-shape="id14" draw:end-glue-point="6" svg:d="M24511 2540v508h-1644v2286h501" svg:viewBox="0 0 1645 2795">
          <text:p/>
        </draw:connector>
        <draw:custom-shape draw:style-name="gr13" draw:text-style-name="P2" xml:id="id15" draw:id="id15" draw:layer="layout" svg:width="3.302cm" svg:height="1.016cm" svg:x="2.794cm" svg:y="6.604cm">
          <text:p text:style-name="P1">Jahresz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3.048cm" svg:y1="2.794cm" svg:x2="2.794cm" svg:y2="7.112cm" draw:start-shape="id2" draw:start-glue-point="3" draw:end-shape="id15" draw:end-glue-point="6" svg:d="M3048 2794h-755v4318h501" svg:viewBox="0 0 756 4319">
          <text:p/>
        </draw:connector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50:57.241129506</meta:creation-date>
    <dc:date>2020-03-10T14:20:42.334188290</dc:date>
    <meta:editing-duration>PT19M3S</meta:editing-duration>
    <meta:editing-cycles>4</meta:editing-cycles>
    <meta:generator>LibreOffice/6.0.7.3$Linux_X86_64 LibreOffice_project/00m0$Build-3</meta:generator>
    <meta:document-statistic meta:object-count="52"/>
  </office:meta>
</office:document-meta>
</file>